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officeooo:rsid="001eaf26" officeooo:paragraph-rsid="001eaf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Introduction</text:p>
      <text:p text:style-name="P1"/>
      <text:p text:style-name="P1">Since Darwin's theory of species evolution was put forward there </text:p>
      <text:p text:style-name="P1">was some trouble to explain cooperative traits on animals and </text:p>
      <text:p text:style-name="P1">humans. For that the Darwin's theory incorporate two novels kinds </text:p>
      <text:p text:style-name="P1">of extension. The genetically kinship theory that Hamilton </text:p>
      <text:p text:style-name="P1">grounded mathematically (Hamilton,64) and the reciprocation </text:p>
      <text:p text:style-name="P1">theory (Trivers, 71). Both appended theory able explanation of </text:p>
      <text:p text:style-name="P1">social altruism behavior through natural selection. In </text:p>
      <text:p text:style-name="P1">evolutionary biology, reciprocal altruism is a behavior whereby </text:p>
      <text:p text:style-name="P1">organism perform costly act that benefit the recipient with </text:p>
      <text:p text:style-name="P1">expectation that the other organism act similar manners at later </text:p>
      <text:p text:style-name="P1">time o in next generation. </text:p>
      <text:p text:style-name="P1"/>
      <text:p text:style-name="P1">The kinship theory that after landed on kin Selection and Maynar </text:p>
      <text:p text:style-name="P1">Smith use in first time (Smith,64), talk about, on knowledge of </text:p>
      <text:p text:style-name="P1">the genetic relationships of the organism involved, how </text:p>
      <text:p text:style-name="P1">altruistic behavior between closed related individuals can being </text:p>
      <text:p text:style-name="P1">selected though the natural selection. This theory does not </text:p>
      <text:p text:style-name="P1">include the altruist act among distantly related organism and so </text:p>
      <text:p text:style-name="P1">that Trivers' theory does it. The term “reciprocal altruism” was </text:p>
      <text:p text:style-name="P1">use for Trivers for cover this type of behavior and give </text:p>
      <text:p text:style-name="P1">explanation about how the selection favors the altruistic </text:p>
      <text:p text:style-name="P1">behaviors in long run when in population there are reciprocity. </text:p>
      <text:p text:style-name="P1">Some of most relevant and reliable examples about this type of </text:p>
      <text:p text:style-name="P1">cooperation are the Wilkinson studies in reciprocal foods sharing </text:p>
      <text:p text:style-name="P1">behavior in vampires bats, rotundus, (Wilkinson,1984) wheres they </text:p>
      <text:p text:style-name="P1">share a part of harvested food only a partner that previously </text:p>
      <text:p text:style-name="P1">being shared. Other about it, .... </text:p>
      <text:p text:style-name="P1"/>
      <text:p text:style-name="P1">Different conditions must be fulfilled to warranted that </text:p>
      <text:p text:style-name="P1">reciprocally altruistic behaviors will be selected for. Wilkinson </text:p>
      <text:p text:style-name="P1">make a clear brief of conditions must be satisfied to assure that </text:p>
      <text:p text:style-name="P1">the selection favor reciprocal altruism behavior: (1) the </text:p>
      <text:p text:style-name="P1">behavior must reduce a donor’s fitness relative to the selfish </text:p>
      <text:p text:style-name="P1">alternative, (2) the fitness of the recipient must be elevated </text:p>
      <text:p text:style-name="P1">relative to a non-recipient, (3) performance of the behavior must </text:p>
      <text:p text:style-name="P1">not depend on receipt of an immediate benefit, (4) a mechanism </text:p>
      <text:p text:style-name="P1">for detecting individuals who receive benefits but never pay </text:p>
      <text:p text:style-name="P1">altruistic costs has to exist, and (5) a large but indefinite </text:p>
      <text:p text:style-name="P1">number of opportunities to exchange aid must exist within each </text:p>
      <text:p text:style-name="P1">individual’s lifetime (Wilkinson, 1987). </text:p>
      <text:p text:style-name="P1"/>
      <text:p text:style-name="P1">Research on cooperative behaviors along non-related organism gain </text:p>
      <text:p text:style-name="P1">a new impulse since Trivers connect reciprocal altruism behaviors </text:p>
      <text:p text:style-name="P1">with famous mathematical Prisoner's Dilemma (PD) game (framed by </text:p>
      <text:p text:style-name="P1">Merrill Flood and Melvin Dresher 1950). The PD game is one class </text:p>
      <text:p text:style-name="P1">of 2x2 game that involve two players who must to choose between </text:p>
      <text:p text:style-name="P1">two options, generally called cooperation and defection. The size </text:p>
      <text:p text:style-name="P1">of reward to delivered is according both player's choice. For </text:p>
      <text:p text:style-name="P1">example, if both chose cooperation options both get pay-off R </text:p>
      <text:p text:style-name="P1">(reward), if both choice defection each other get pay-off P </text:p>
      <text:p text:style-name="P1">(Punishment) and if one choose cooperation and the second player </text:p>
      <text:p text:style-name="P1">choose defection the first get pay-off S (sucker) and other </text:p>
      <text:p text:style-name="P1">pay-off T (temptation) where pay-off matrix maintain inequality </text:p>
      <text:p text:style-name="P1">T&gt;R&gt;P&gt;S.</text:p>
      <text:p text:style-name="P1"/>
      <text:p text:style-name="P1">Both iPD and Evolutionary Stable Strategies (von Neumann and </text:p>
      <text:p text:style-name="P1">Morgenstern, 1944, and Nash, 1949) predict, or give a sign, what </text:p>
      <text:p text:style-name="P1">behavior (strategy) is likely to happen whether it is adopt by </text:p>
      <text:p text:style-name="P1">the population, in such a way, no minority using a another </text:p>
      <text:p text:style-name="P1">strategy can invade (M. Smith, 1974). When the 2x2 prisoner's </text:p>
      <text:p text:style-name="P1">dilemma is playing for once the unique ESS es Defeat strategy. </text:p>
      <text:p text:style-name="P1">Nevertheless, when use pay-off matrix that meets 2R&gt;T+P and play </text:p>
      <text:p text:style-name="P1"><text:soft-page-break/>indefinite numbers of times the best strategy is mutual </text:p>
      <text:p text:style-name="P1">cooperation. It does not means that if one does not cooperate the </text:p>
      <text:p text:style-name="P1">option remains be the best option but it is the worst option. </text:p>
      <text:p text:style-name="P1">Axelrod and Hamilton (1981) expose that some organism's symbiosis </text:p>
      <text:p text:style-name="P1">can be understand through reciprocal altruism's model and when </text:p>
      <text:p text:style-name="P1">organisms can remember at least one previous interaction, </text:p>
      <text:p text:style-name="P1">outcomes and they are able to distinguish partner's difference </text:p>
      <text:p text:style-name="P1">then the strategies situation becomes much richer set of </text:p>
      <text:p text:style-name="P1">possibilities. They present a ESS for iterated PD that gather </text:p>
      <text:p text:style-name="P1">robustness and stability and initial viability, called TIT FOR </text:p>
      <text:p text:style-name="P1">TAT. It was arise as the winner strategy, submitted by Anatol </text:p>
      <text:p text:style-name="P1">Rapoport in the Robert Axelrod's computer tournament, because an </text:p>
      <text:p text:style-name="P1">individual that used it can survive invades to other strategies. </text:p>
      <text:p text:style-name="P1">The highly simple strategy roots inside that one cooperate on the </text:p>
      <text:p text:style-name="P1">first move and then doing whatever the oponent did on the </text:p>
      <text:p text:style-name="P1">preceding move.</text:p>
      <text:p text:style-name="P1"/>
      <text:p text:style-name="P1">.............. </text:p>
      <text:p text:style-name="P1"/>
      <text:p text:style-name="P1">Thus, many experimenters have tried to understand different </text:p>
      <text:p text:style-name="P1">aspects of reciprocal altruism behavior in animals and whether </text:p>
      <text:p text:style-name="P1">non-human animals with less ability can solve iPD. Basically we </text:p>
      <text:p text:style-name="P1">want to comprise what abilities are essential for. Green, Price </text:p>
      <text:p text:style-name="P1">and Hamburger (1995) assess iterated prisoner's dilemma game over </text:p>
      <text:p text:style-name="P1">pigeons and observed that birds are so impulsive and prefer small </text:p>
      <text:p text:style-name="P1">immediate outcomes rather than big long-term delayed outcomes. </text:p>
      <text:p text:style-name="P1">Stevens and Stephens (2003) use Blue jays on four different </text:p>
      <text:p text:style-name="P1">pay-off matrix, where one of them is the iPD matrix, over special </text:p>
      <text:p text:style-name="P1">dual operant box. This study found little cooperation in </text:p>
      <text:p text:style-name="P1">prisoner's dilemma treatment and this findings suggest that jays </text:p>
      <text:p text:style-name="P1">don't cooperate when immediate benefit is available (defect </text:p>
      <text:p text:style-name="P1">only), even if a long-term benefit may exist. Then in Steven et </text:p>
      <text:p text:style-name="P1">al. (2002 and 2005) inspired by low level of cooperation (Gardner </text:p>
      <text:p text:style-name="P1">et all. 1984, Clements and Stephens 1995, Flood et al. 1983, </text:p>
      <text:p text:style-name="P1">Green et al. 1995) proposed payoff accumulation and temporal </text:p>
      <text:p text:style-name="P1">clumping to iPD game using blue jays in a kind of apparatus that </text:p>
      <text:p text:style-name="P1">consisted of side by side V-shaped compartment. They found that </text:p>
      <text:p text:style-name="P1">combined both accumulation and clumping treatment birds show a </text:p>
      <text:p text:style-name="P1">level of cooperation over chance choice. But in Danchin et. al. </text:p>
      <text:p text:style-name="P1">(2006) criticized these treatment arguing that iPD payoff matrix </text:p>
      <text:p text:style-name="P1">becomes stag hung matrix after each accumulation blocks. Adams </text:p>
      <text:p text:style-name="P1">and Mesterton-Gibbons points out that in Stevens et al. (2002) </text:p>
      <text:p text:style-name="P1">found that birds care less about the immediacy of reward if seeds </text:p>
      <text:p text:style-name="P1">accumulation in a transparent food tray for some time before </text:p>
      <text:p text:style-name="P1">being deliver.</text:p>
      <text:p text:style-name="P1"/>
      <text:p text:style-name="P1">Moreover, Mendres and Waal(2000) and Waal(2000), used a pulling </text:p>
      <text:p text:style-name="P1">task over Capuchin monkeys (cebus apella) and a chamber divided </text:p>
      <text:p text:style-name="P1">for mesh to tests cooperation. They got that monkeys can adjust </text:p>
      <text:p text:style-name="P1">pulling task behavior according to their partner's presence and </text:p>
      <text:p text:style-name="P1">the food shared behavior depend of quality of own and partner </text:p>
      <text:p text:style-name="P1">foods.</text:p>
      <text:p text:style-name="P1"/>
      <text:p text:style-name="P1">Moreover, Mendres and Waal(2000) and Waal(2000) tested </text:p>
      <text:p text:style-name="P1">cooperation aspects using a pulling task over Capuchin monkeys </text:p>
      <text:p text:style-name="P1">(cebus apella). They use a chamber that was partitioned by means </text:p>
      <text:p text:style-name="P1">of a mesh with two food bowl on a external tray. The monkeys can </text:p>
      <text:p text:style-name="P1">get foods pulling sticks attached at the side of the tray, one </text:p>
      <text:p text:style-name="P1">for each. They got that monkeys can adjust pulling task behavior </text:p>
      <text:p text:style-name="P1">according to their partner's presence and the food shared </text:p>
      <text:p text:style-name="P1">behavior depend of quality of own and partner foods. Similarly, </text:p>
      <text:p text:style-name="P1">using a pulling task to give food to a partner and receive from a </text:p>
      <text:p text:style-name="P1">altruistic partner Hause et al.(2003) evaluated altruistic food </text:p>
      <text:p text:style-name="P1">giving behavior where share food through mesh was not allowed </text:p>
      <text:p text:style-name="P1"><text:soft-page-break/>over genetically unrelated cotton-top tamarin mokeys and showed </text:p>
      <text:p text:style-name="P1">that monkeys give more or less foods to partner taking into </text:p>
      <text:p text:style-name="P1">account what was altruistic and what not. </text:p>
      <text:p text:style-name="P1"/>
      <text:p text:style-name="P1">Knowing that primates have high psychological capability we can </text:p>
      <text:p text:style-name="P1">expect that these kind of animals can able to learn reciprocal </text:p>
      <text:p text:style-name="P1">altruism despite of they not perform this behavior in wild, but </text:p>
      <text:p text:style-name="P1">the interesting question is whether animals with less </text:p>
      <text:p text:style-name="P1">capabilities can learn reciprocal altruism. For the same way that </text:p>
      <text:p text:style-name="P1">monkeys experiments, Rutte and Taborsky (2007) assess generalized </text:p>
      <text:p text:style-name="P1">reciprocity in female rats (Rattus norvegicus) by means of a </text:p>
      <text:p text:style-name="P1">alternating pulling task in which either the focal rats adopt a </text:p>
      <text:p text:style-name="P1">role of either helper to give food to a partner or a receiver </text:p>
      <text:p text:style-name="P1">food from a partner over a like-Wall&amp;Menders chamber scaled for </text:p>
      <text:p text:style-name="P1">rats. Generalized reciprocity is kind of reciprocal altruism </text:p>
      <text:p text:style-name="P1">between unrelated individuals where individual make altruistic </text:p>
      <text:p text:style-name="P1">behavior by previous social experience irrespective of partner </text:p>
      <text:p text:style-name="P1">identity. Experiment was carried out with two phase. The first, </text:p>
      <text:p text:style-name="P1">pre-training phase in which a humans experimenter taught focal </text:p>
      <text:p text:style-name="P1">rats to perform alternating reciprocal task and second on </text:p>
      <text:p text:style-name="P1">experiment phase that after receive help or not for several days </text:p>
      <text:p text:style-name="P1">from differents partners were paired with a new partner in role </text:p>
      <text:p text:style-name="P1">of potential helper. They observe the rats pull more frequently </text:p>
      <text:p text:style-name="P1">when previously received interaction with food-givers partner. We </text:p>
      <text:p text:style-name="P1">could make a comment about this last experiment over the </text:p>
      <text:p text:style-name="P1">perspective of operant conditioning owing to they has assessed </text:p>
      <text:p text:style-name="P1">extinction rate of pulling behavior after focal rats has or not </text:p>
      <text:p text:style-name="P1">received food for several days rather than rise the frequency of </text:p>
      <text:p text:style-name="P1">behavior by interaction between players. Then, Rutte and Taborsky </text:p>
      <text:p text:style-name="P1">(2008) evaluates direct versus generalized reciprocity using the </text:p>
      <text:p text:style-name="P1">same experiment set up. Direct reciprocity is a kind of </text:p>
      <text:p text:style-name="P1">reciprocate interaction in which a subject A cooperate with B on </text:p>
      <text:p text:style-name="P1">account of B previously cooperate with A. They observe that rats </text:p>
      <text:p text:style-name="P1">the pull rate is higher and its delay to pull is lower on direct </text:p>
      <text:p text:style-name="P1">reciprocity than generalized. This means that know opponent is a </text:p>
      <text:p text:style-name="P1">more powers stimulus than unknown. Taborsky et al. (2012) shown </text:p>
      <text:p text:style-name="P1">that rats reduced pulling rate with increasing resistance to pull </text:p>
      <text:p text:style-name="P1">and Dolivo and Taborsky (2015) evince that rats take account the </text:p>
      <text:p text:style-name="P1">quality of foods received from opponent to future </text:p>
      <text:p text:style-name="P1">cooperation(pulling). </text:p>
      <text:p text:style-name="P1"/>
      <text:p text:style-name="P1">-creo que este párrafo no va----In our search of altruistic </text:p>
      <text:p text:style-name="P1">behavior over non-humans and non-primate animals we maybe demur </text:p>
      <text:p text:style-name="P1">that rats behavior in taborsky's experiment didn't meet all </text:p>
      <text:p text:style-name="P1">conditions for reciprocal altruistic behavior rather that they </text:p>
      <text:p text:style-name="P1">assessed a type of reciprocity, because rats don't receive </text:p>
      <text:p text:style-name="P1">punishment for either punishment or temptation outcomes-----</text:p>
      <text:p text:style-name="P1"/>
      <text:p text:style-name="P1">Reciprocal altruism is widely tested by iterating prisoner </text:p>
      <text:p text:style-name="P1">dilemma, iPD, and the individual's decision rules size up by </text:p>
      <text:p text:style-name="P1">transition vector t, r, p, s that reflect the probability of </text:p>
      <text:p text:style-name="P1">cooperation when the previous trials resulted in outcomes of R, </text:p>
      <text:p text:style-name="P1">T, S or P, respectively (stevens and stephens,2004). if all </text:p>
      <text:p text:style-name="P1">component of vector are 0.5, the agent's decision rule is </text:p>
      <text:p text:style-name="P1">randomly irrespective last outcome. Part of all experiment set </text:p>
      <text:p text:style-name="P1">developed by Wood et al. (2016) was measure reciprocal altruism </text:p>
      <text:p text:style-name="P1">in long-evans male and female rats using iPD in operant chamber </text:p>
      <text:p text:style-name="P1">divide half by removable mesh equipped with retractable lever and </text:p>
      <text:p text:style-name="P1">stimulus light. The best result show that cooperative behavior on </text:p>
      <text:p text:style-name="P1">male rats is a little over the chance near to 60%. </text:p>
      <text:p text:style-name="P1"/>
      <text:p text:style-name="P1">To test whether the rat has ability to solve the iPD game when </text:p>
      <text:p text:style-name="P1">faced to altruist opponent we need to force TIT FOR TAT mimic </text:p>
      <text:p text:style-name="P1">behavior on the opponent (stevens &amp; stephens 2002, St-Pierre, </text:p>
      <text:p text:style-name="P1"><text:soft-page-break/>Larose &amp; Dubois 2009, viana, Gordo, Sucena &amp; Moita 2010). In </text:p>
      <text:p text:style-name="P1">Moita et al. using a mimic tit-for-tat strategy on the opponent </text:p>
      <text:p text:style-name="P1">in a double T-maze chamber and neither reach a high level of </text:p>
      <text:p text:style-name="P1">cooperation. Our further analysis over their markov chain diagram </text:p>
      <text:p text:style-name="P1">gave evidence that strategy performed by rat was more selfish </text:p>
      <text:p text:style-name="P1">than cooperative because its adopts a alternating decision's rule </text:p>
      <text:p text:style-name="P1">among sucker and temptation outcomes.</text:p>
      <text:p text:style-name="P1"/>
      <text:p text:style-name="P1">The rats often develop on social groups and studies have </text:p>
      <text:p text:style-name="P1">demostrated that they prefer social reward rather that along or </text:p>
      <text:p text:style-name="P1">have a tendency to performed pro-social acts over the chance </text:p>
      <text:p text:style-name="P1">(Moita 2015 and Kalenscher 2015). </text:p>
      <text:p text:style-name="P1"/>
      <text:p text:style-name="P1">But why all iPD-base studies haven't found high level of </text:p>
      <text:p text:style-name="P1">reciprocity? We considering about previous result in which the </text:p>
      <text:p text:style-name="P1">rat don't reach learn iPD and think that is maybe due to the test </text:p>
      <text:p text:style-name="P1">box and stimulus contingency are inadequate for its natural </text:p>
      <text:p text:style-name="P1">expectation, i.e. the rat maybe has ability to achieve a </text:p>
      <text:p text:style-name="P1">approximated optimal solution but for example the length of time </text:p>
      <text:p text:style-name="P1">used for made contingency is longer that rats can keep in mind or </text:p>
      <text:p text:style-name="P1">maybe don't realized the real difference within payoff matrix </text:p>
      <text:p text:style-name="P1">amounts. As a result, we found that combining iterated Prisoner's </text:p>
      <text:p text:style-name="P1">Dilemma matrix payoff and delay's penalty for released </text:p>
      <text:p text:style-name="P1">reciprocation and tit for tat opponent's strategy achieve high </text:p>
      <text:p text:style-name="P1">level of reciprocal altruism behavior in rats.</text:p>
      <text:p text:style-name="P1"/>
      <text:p text:style-name="P1">2 Material and Method</text:p>
      <text:p text:style-name="P1"/>
      <text:p text:style-name="P1">2.1 Subjects and Housing</text:p>
      <text:p text:style-name="P1"/>
      <text:p text:style-name="P1">Two group of long-Evans rats (Charles Rivers....) were used. </text:p>
      <text:p text:style-name="P1">Twelves males were used like subjects and six (Nstooge=6) </text:p>
      <text:p text:style-name="P1">identical rats like opponents. At weaning time all subject were </text:p>
      <text:p text:style-name="P1">housed in group of two rats per cage to addressing social </text:p>
      <text:p text:style-name="P1">interaction and each stooge in single individual cage. We had 12 </text:p>
      <text:p text:style-name="P1">cage altogether. All rats were food deprivation schedule, and to </text:p>
      <text:p text:style-name="P1">subject rats daily food intake was restricted to keep animals at </text:p>
      <text:p text:style-name="P1">between 90-95% of free feeding body weight and to stooge rats at </text:p>
      <text:p text:style-name="P1">between 80-85% of free feeding body weight. The housing room had </text:p>
      <text:p text:style-name="P1">an average temperature of 22°C and 12:12h light:dark cycle on at </text:p>
      <text:p text:style-name="P1">20:00 hours.</text:p>
      <text:p text:style-name="P1"/>
      <text:p text:style-name="P1">We used two opposite standard operant chamber by Med-Association </text:p>
      <text:p text:style-name="P1">(Product ENV-008) in such manner that each rats can make </text:p>
      <text:p text:style-name="P1">olfactory and eye contact through metal windows (FIGURA 1 CAJAS). </text:p>
      <text:p text:style-name="P1">Each standard chamber was equipped with two side by side lever </text:p>
      <text:p text:style-name="P1">and two stimulus light over each lever and a feeder in the </text:p>
      <text:p text:style-name="P1">center. </text:p>
      <text:p text:style-name="P1"/>
      <text:p text:style-name="P1">2.2 Experimental Setup</text:p>
      <text:p text:style-name="P1"/>
      <text:p text:style-name="P1">.</text:p>
      <text:p text:style-name="P1"/>
      <text:p text:style-name="P1">2.3 Experimental Design</text:p>
      <text:p text:style-name="P1"/>
      <text:p text:style-name="P1">2.3.1 General Task Design</text:p>
      <text:p text:style-name="P1"/>
      <text:p text:style-name="P1">.</text:p>
      <text:p text:style-name="P1"/>
      <text:p text:style-name="P1">2.3.2 Typical Trial Structure</text:p>
      <text:p text:style-name="P1"/>
      <text:p text:style-name="P1">.</text:p>
      <text:p text:style-name="P1"/>
      <text:p text:style-name="P1">2.4 Analysis</text:p>
      <text:p text:style-name="P1"><text:soft-page-break/></text:p>
      <text:p text:style-name="P1">.</text:p>
      <text:p text:style-name="P1"/>
      <text:p text:style-name="P1">3 Results</text:p>
      <text:p text:style-name="P1"/>
      <text:p text:style-name="P1">.</text:p>
      <text:p text:style-name="P1"/>
      <text:p text:style-name="P1">4 Discussion</text:p>
      <text:p text:style-name="P1"/>
      <text:p text:style-name="P1">.</text:p>
      <text:p text:style-name="P1"/>
      <text:p text:style-name="P1">5 Referenc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6:49:10.762991210</dc:date>
    <dc:creator>iibm </dc:creator>
    <meta:document-statistic meta:table-count="0" meta:image-count="0" meta:object-count="0" meta:page-count="5" meta:paragraph-count="235" meta:word-count="2100" meta:character-count="13273" meta:non-whitespace-character-count="11199"/>
    <meta:generator>LibreOffice/4.2.8.2$Linux_X86_64 LibreOffice_project/420m0$Build-2</meta:generator>
  </office:meta>
</office:document-meta>
</file>